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ba6cca"/>
    </style:style>
    <style:style style:name="P4" style:family="paragraph" style:parent-style-name="Heading_20_2">
      <style:text-properties officeooo:paragraph-rsid="06da3b53"/>
    </style:style>
    <style:style style:name="P5" style:family="paragraph" style:parent-style-name="Heading_20_2">
      <style:text-properties officeooo:paragraph-rsid="06fdd309"/>
    </style:style>
    <style:style style:name="P6" style:family="paragraph" style:parent-style-name="Heading_20_2">
      <style:text-properties officeooo:paragraph-rsid="070ce36d"/>
    </style:style>
    <style:style style:name="P7" style:family="paragraph" style:parent-style-name="Heading_20_2">
      <style:text-properties officeooo:paragraph-rsid="072609fb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Monospace" fo:language="en" fo:country="US" fo:font-weight="normal" officeooo:rsid="06f4e7cc" officeooo:paragraph-rsid="06f4e7cc" style:font-size-asian="10.5pt" style:font-weight-asian="normal" style:font-name-complex="David CLM" style:font-weight-complex="normal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Monospace" fo:language="en" fo:country="US" fo:font-weight="normal" officeooo:rsid="06f63e28" officeooo:paragraph-rsid="06fdb0d7" style:font-size-asian="10.5pt" style:font-weight-asian="normal" style:font-name-complex="David CLM" style:font-weight-complex="normal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Monospace" fo:language="en" fo:country="US" fo:font-weight="normal" officeooo:rsid="071d106d" officeooo:paragraph-rsid="072f83ca" style:font-size-asian="10.5pt" style:font-weight-asian="normal" style:font-name-complex="David CLM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Monospace" fo:language="en" fo:country="US" fo:font-weight="normal" officeooo:rsid="072bf8c0" officeooo:paragraph-rsid="06fdb0d7" style:font-size-asian="10.5pt" style:font-weight-asian="normal" style:font-name-complex="David CLM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Monospace" fo:language="en" fo:country="US" fo:font-weight="bold" officeooo:rsid="07228a42" officeooo:paragraph-rsid="07228a42" style:font-size-asian="10.5pt" style:font-weight-asian="bold" style:font-name-complex="David CLM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text-line-through-style="solid" style:text-line-through-type="single" style:font-name="Monospace" fo:language="en" fo:country="US" fo:font-weight="normal" officeooo:rsid="06f4e7cc" officeooo:paragraph-rsid="06f4e7cc" style:font-size-asian="10.5pt" style:font-weight-asian="normal" style:font-name-complex="David CLM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officeooo:paragraph-rsid="072f83ca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officeooo:paragraph-rsid="07393828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officeooo:paragraph-rsid="06fdb0d7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color="#000000" style:text-position="0% 100%" style:font-name="Monospace" fo:font-size="12pt" fo:font-style="normal" fo:font-weight="normal" officeooo:rsid="0694787f" officeooo:paragraph-rsid="06c02f1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Monospace" fo:language="en" fo:country="US" fo:font-weight="bold" officeooo:rsid="07228a42" officeooo:paragraph-rsid="07228a42" style:font-size-asian="10.5pt" style:font-weight-asian="bold" style:font-name-complex="David CLM" style:font-weight-complex="normal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Monospace" fo:language="en" fo:country="US" fo:font-weight="bold" officeooo:rsid="06bd383f" officeooo:paragraph-rsid="06beda12" style:font-size-asian="10.5pt" style:font-weight-asian="bold" style:font-name-complex="David CLM" style:font-weight-complex="normal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7228a42"/>
    </style:style>
    <style:style style:name="P21" style:family="paragraph" style:parent-style-name="Standard">
      <style:paragraph-properties fo:margin-top="0.1189in" fo:margin-bottom="0.1189in" loext:contextual-spacing="false" fo:text-align="end" style:justify-single-word="false" style:writing-mode="rl-tb"/>
      <style:text-properties officeooo:paragraph-rsid="070ce36d"/>
    </style:style>
    <style:style style:name="P22" style:family="paragraph" style:parent-style-name="Standard">
      <style:paragraph-properties fo:margin-top="0.1189in" fo:margin-bottom="0.1189in" loext:contextual-spacing="false" fo:text-align="end" style:justify-single-word="false" style:writing-mode="rl-tb"/>
      <style:text-properties officeooo:paragraph-rsid="072609fb"/>
    </style:style>
    <style:style style:name="P23" style:family="paragraph" style:parent-style-name="Standard">
      <style:paragraph-properties fo:margin-top="0.1189in" fo:margin-bottom="0.1189in" loext:contextual-spacing="false" fo:text-align="end" style:justify-single-word="false" style:writing-mode="rl-tb"/>
      <style:text-properties officeooo:paragraph-rsid="0730cc2d"/>
    </style:style>
    <style:style style:name="P24" style:family="paragraph" style:parent-style-name="Standard">
      <style:paragraph-properties fo:margin-top="0.1189in" fo:margin-bottom="0.1189in" loext:contextual-spacing="false" fo:text-align="end" style:justify-single-word="false" style:writing-mode="rl-tb"/>
      <style:text-properties officeooo:paragraph-rsid="073a7a0f"/>
    </style:style>
    <style:style style:name="P25" style:family="paragraph" style:parent-style-name="Standard">
      <style:paragraph-properties fo:margin-top="0.1189in" fo:margin-bottom="0.1189in" loext:contextual-spacing="false" fo:text-align="end" style:justify-single-word="false" style:writing-mode="rl-tb"/>
      <style:text-properties style:font-name="Monospace" fo:language="en" fo:country="US" fo:font-weight="normal" officeooo:rsid="071f41ed" officeooo:paragraph-rsid="072609fb" style:font-size-asian="10.5pt" style:font-weight-asian="normal" style:font-name-complex="David CLM" style:font-weight-complex="normal"/>
    </style:style>
    <style:style style:name="P26" style:family="paragraph" style:parent-style-name="Standard">
      <style:paragraph-properties fo:margin-top="0.1189in" fo:margin-bottom="0.1189in" loext:contextual-spacing="false"/>
      <style:text-properties officeooo:paragraph-rsid="072609fb"/>
    </style:style>
    <style:style style:name="P27" style:family="paragraph" style:parent-style-name="Text_20_body">
      <style:text-properties officeooo:rsid="06fdd309" officeooo:paragraph-rsid="06fdd309"/>
    </style:style>
    <style:style style:name="P28" style:family="paragraph" style:parent-style-name="Text_20_body">
      <style:text-properties officeooo:paragraph-rsid="06fdd309"/>
    </style:style>
    <style:style style:name="P29" style:family="paragraph" style:parent-style-name="Text_20_body">
      <style:text-properties officeooo:paragraph-rsid="07027020"/>
    </style:style>
    <style:style style:name="P30" style:family="paragraph" style:parent-style-name="Text_20_body">
      <style:text-properties officeooo:rsid="07043e8a" officeooo:paragraph-rsid="07043e8a"/>
    </style:style>
    <style:style style:name="P31" style:family="paragraph" style:parent-style-name="Text_20_body">
      <style:text-properties style:font-name="Monospace" officeooo:rsid="070984b6" officeooo:paragraph-rsid="070984b6" style:font-size-asian="10.5pt" style:font-name-complex="David CLM" style:font-weight-complex="normal"/>
    </style:style>
    <style:style style:name="P32" style:family="paragraph" style:parent-style-name="Text_20_body">
      <style:paragraph-properties fo:line-height="100%"/>
      <style:text-properties style:font-name="Monospace" officeooo:rsid="069f2fb2" officeooo:paragraph-rsid="070ce36d" style:font-size-asian="10.5pt" style:font-name-complex="David CLM" style:font-weight-complex="normal"/>
    </style:style>
    <style:style style:name="P33" style:family="paragraph" style:parent-style-name="Text_20_body">
      <style:paragraph-properties fo:line-height="100%"/>
      <style:text-properties officeooo:rsid="04af6545" officeooo:paragraph-rsid="06f96cd4"/>
    </style:style>
    <style:style style:name="P34" style:family="paragraph" style:parent-style-name="Text_20_body">
      <style:paragraph-properties fo:line-height="100%" fo:text-align="end" style:justify-single-word="false" style:writing-mode="rl-tb"/>
      <style:text-properties officeooo:paragraph-rsid="070ce36d"/>
    </style:style>
    <style:style style:name="P35" style:family="paragraph" style:parent-style-name="Text_20_body">
      <style:paragraph-properties fo:line-height="100%" fo:text-align="end" style:justify-single-word="false" style:writing-mode="rl-tb"/>
      <style:text-properties style:font-name="Monospace" fo:language="en" fo:country="US" officeooo:rsid="06dfa93a" officeooo:paragraph-rsid="070ce36d" style:font-size-asian="10.5pt" style:font-name-complex="David CLM" style:font-weight-complex="normal"/>
    </style:style>
    <style:style style:name="P36" style:family="paragraph" style:parent-style-name="Text_20_body">
      <style:paragraph-properties fo:line-height="100%" fo:text-align="end" style:justify-single-word="false" style:writing-mode="rl-tb"/>
      <style:text-properties style:font-name="Monospace" fo:language="en" fo:country="US" officeooo:rsid="070b3c3c" officeooo:paragraph-rsid="070ce36d" style:font-size-asian="10.5pt" style:font-name-complex="David CLM" style:font-weight-complex="normal"/>
    </style:style>
    <style:style style:name="P37" style:family="paragraph" style:parent-style-name="Text_20_body">
      <style:paragraph-properties fo:line-height="100%" fo:text-align="start" style:justify-single-word="false" style:writing-mode="lr-tb"/>
      <style:text-properties officeooo:paragraph-rsid="070ce36d"/>
    </style:style>
    <style:style style:name="P38" style:family="paragraph" style:parent-style-name="Text_20_body">
      <style:paragraph-properties fo:line-height="100%" fo:text-align="start" style:justify-single-word="false" style:writing-mode="lr-tb"/>
      <style:text-properties officeooo:rsid="06de772b" officeooo:paragraph-rsid="070ce36d"/>
    </style:style>
    <style:style style:name="P39" style:family="paragraph" style:parent-style-name="Heading_20_1">
      <style:paragraph-properties fo:line-height="100%"/>
      <style:text-properties officeooo:paragraph-rsid="04af6545"/>
    </style:style>
    <style:style style:name="P40" style:family="paragraph" style:parent-style-name="Standard" style:list-style-name="L1">
      <style:paragraph-properties fo:margin-top="0in" fo:margin-bottom="0in" loext:contextual-spacing="false" fo:text-align="end" style:justify-single-word="false" style:writing-mode="rl-tb"/>
      <style:text-properties officeooo:paragraph-rsid="072609fb"/>
    </style:style>
    <style:style style:name="P41" style:family="paragraph" style:parent-style-name="Standard" style:list-style-name="L1">
      <style:paragraph-properties fo:margin-top="0in" fo:margin-bottom="0in" loext:contextual-spacing="false" fo:text-align="end" style:justify-single-word="false" style:writing-mode="rl-tb"/>
      <style:text-properties officeooo:rsid="082e6564" officeooo:paragraph-rsid="072609fb"/>
    </style:style>
    <style:style style:name="P42" style:family="paragraph" style:parent-style-name="Text_20_body">
      <style:paragraph-properties fo:line-height="100%" fo:text-align="end" style:justify-single-word="false" style:writing-mode="rl-tb"/>
      <style:text-properties officeooo:paragraph-rsid="07407a23"/>
    </style:style>
    <style:style style:name="P43" style:family="paragraph" style:parent-style-name="Text_20_body">
      <style:text-properties fo:color="#000000" style:font-name="Monospace" fo:font-size="12pt" fo:language="en" fo:country="US" fo:font-style="normal" fo:font-weight="normal" officeooo:rsid="06de772b" officeooo:paragraph-rsid="070984b6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44" style:family="paragraph" style:parent-style-name="Text_20_body">
      <style:paragraph-properties fo:line-height="100%" fo:text-align="start" style:justify-single-word="false" style:writing-mode="lr-tb"/>
      <style:text-properties officeooo:paragraph-rsid="0741cf54"/>
    </style:style>
    <style:style style:name="P45" style:family="paragraph" style:parent-style-name="Text_20_body">
      <style:paragraph-properties fo:line-height="100%" fo:text-align="start" style:justify-single-word="false" style:writing-mode="lr-tb"/>
      <style:text-properties officeooo:paragraph-rsid="070ce36d"/>
    </style:style>
    <style:style style:name="P46" style:family="paragraph" style:parent-style-name="Text_20_body">
      <style:paragraph-properties fo:line-height="100%" fo:text-align="start" style:justify-single-word="false" style:writing-mode="lr-tb"/>
      <style:text-properties style:font-name="Monospace" fo:language="en" fo:country="US" officeooo:rsid="06cc7b7c" officeooo:paragraph-rsid="070ce36d" style:font-size-asian="10.5pt" style:font-name-complex="David CLM" style:font-weight-complex="normal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fo:color="#000000" style:font-name="Monospace" fo:font-size="12pt" fo:font-style="normal" fo:font-weight="normal" officeooo:rsid="06fdd309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" style:family="text">
      <style:text-properties fo:color="#000000" style:font-name="Monospace" fo:font-size="12pt" fo:font-style="normal" fo:font-weight="normal" officeooo:rsid="070984b6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5" style:family="text">
      <style:text-properties fo:color="#000000" style:font-name="Monospace" fo:font-size="12pt" fo:font-style="normal" fo:font-weight="normal" officeooo:rsid="070af69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6" style:family="text">
      <style:text-properties fo:color="#000000" style:font-name="Monospace" fo:font-size="12pt" fo:font-style="normal" fo:font-weight="normal" officeooo:rsid="07126d1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7" style:family="text">
      <style:text-properties fo:color="#000000" style:font-name="Monospace" fo:font-size="12pt" fo:font-style="normal" fo:font-weight="normal" officeooo:rsid="072609f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" style:family="text">
      <style:text-properties fo:color="#000000" style:font-name="Monospace" fo:font-size="12pt" fo:language="en" fo:country="US" fo:font-style="normal" fo:font-weight="normal" officeooo:rsid="0680c1f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9" style:family="text">
      <style:text-properties fo:color="#000000" style:font-name="Monospace" fo:font-size="12pt" fo:language="en" fo:country="US" fo:font-style="normal" fo:font-weight="normal" officeooo:rsid="06d5521a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0" style:family="text">
      <style:text-properties fo:color="#000000" style:font-name="Monospace" fo:font-size="12pt" fo:language="en" fo:country="US" fo:font-style="normal" fo:font-weight="normal" officeooo:rsid="06f4e7c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1" style:family="text">
      <style:text-properties fo:color="#000000" style:font-name="Monospace" fo:font-size="12pt" fo:language="en" fo:country="US" fo:font-style="normal" fo:font-weight="normal" officeooo:rsid="0715e28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2" style:family="text">
      <style:text-properties fo:color="#000000" style:font-name="Monospace" fo:font-size="12pt" fo:language="en" fo:country="US" fo:font-style="normal" fo:font-weight="normal" officeooo:rsid="072609f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3" style:family="text">
      <style:text-properties style:font-name="Monospace" fo:font-weight="normal" officeooo:rsid="06b61fb1" style:font-size-asian="10.5pt" style:font-weight-asian="normal" style:font-name-complex="David CLM" style:font-weight-complex="normal"/>
    </style:style>
    <style:style style:name="T14" style:family="text">
      <style:text-properties style:font-name="Monospace" fo:font-weight="normal" officeooo:rsid="06b7bfa8" style:font-size-asian="10.5pt" style:font-weight-asian="normal" style:font-name-complex="David CLM" style:font-weight-complex="normal"/>
    </style:style>
    <style:style style:name="T15" style:family="text">
      <style:text-properties style:font-name="Monospace" fo:font-weight="normal" officeooo:rsid="06c488a3" style:font-size-asian="10.5pt" style:font-weight-asian="normal" style:font-name-complex="David CLM" style:font-weight-complex="normal"/>
    </style:style>
    <style:style style:name="T16" style:family="text">
      <style:text-properties style:font-name="Monospace" fo:font-weight="normal" officeooo:rsid="06c5b8cb" style:font-size-asian="10.5pt" style:font-weight-asian="normal" style:font-name-complex="David CLM" style:font-weight-complex="normal"/>
    </style:style>
    <style:style style:name="T17" style:family="text">
      <style:text-properties style:font-name="Monospace" fo:language="en" fo:country="US" fo:font-weight="bold" officeooo:rsid="06cc7b7c" style:font-size-asian="10.5pt" style:font-weight-asian="bold" style:font-name-complex="David CLM" style:font-weight-complex="bold"/>
    </style:style>
    <style:style style:name="T18" style:family="text">
      <style:text-properties style:font-name="Monospace" fo:language="en" fo:country="US" fo:font-weight="bold" officeooo:rsid="0730cc2d" style:font-size-asian="10.5pt" style:font-weight-asian="bold" style:font-name-complex="David CLM" style:font-weight-complex="bold"/>
    </style:style>
    <style:style style:name="T19" style:family="text">
      <style:text-properties style:font-name="Monospace" fo:language="en" fo:country="US" fo:font-weight="bold" officeooo:rsid="07393828" style:font-size-asian="10.5pt" style:font-weight-asian="bold" style:font-name-complex="David CLM" style:font-weight-complex="bold"/>
    </style:style>
    <style:style style:name="T20" style:family="text">
      <style:text-properties style:font-name="Monospace" fo:language="en" fo:country="US" fo:font-weight="bold" officeooo:rsid="0741cf54" style:font-size-asian="10.5pt" style:font-weight-asian="bold" style:font-name-complex="David CLM" style:font-weight-complex="bold"/>
    </style:style>
    <style:style style:name="T21" style:family="text">
      <style:text-properties style:font-name="Monospace" fo:language="en" fo:country="US" fo:font-weight="bold" officeooo:rsid="07228a42" style:font-size-asian="10.5pt" style:font-weight-asian="bold" style:font-name-complex="David CLM" style:font-weight-complex="normal"/>
    </style:style>
    <style:style style:name="T22" style:family="text">
      <style:text-properties style:font-name="Monospace" fo:language="en" fo:country="US" fo:font-weight="normal" officeooo:rsid="06c488a3" style:font-size-asian="10.5pt" style:font-weight-asian="normal" style:font-name-complex="David CLM" style:font-weight-complex="normal"/>
    </style:style>
    <style:style style:name="T23" style:family="text">
      <style:text-properties style:font-name="Monospace" fo:language="en" fo:country="US" fo:font-weight="normal" officeooo:rsid="06c5b8cb" style:font-size-asian="10.5pt" style:font-weight-asian="normal" style:font-name-complex="David CLM" style:font-weight-complex="normal"/>
    </style:style>
    <style:style style:name="T24" style:family="text">
      <style:text-properties style:font-name="Monospace" fo:language="en" fo:country="US" fo:font-weight="normal" officeooo:rsid="06c5d457" style:font-size-asian="10.5pt" style:font-weight-asian="normal" style:font-name-complex="David CLM" style:font-weight-complex="normal"/>
    </style:style>
    <style:style style:name="T25" style:family="text">
      <style:text-properties style:font-name="Monospace" fo:language="en" fo:country="US" fo:font-weight="normal" officeooo:rsid="06cc7b7c" style:font-size-asian="10.5pt" style:font-weight-asian="normal" style:font-name-complex="David CLM" style:font-weight-complex="normal"/>
    </style:style>
    <style:style style:name="T26" style:family="text">
      <style:text-properties style:font-name="Monospace" fo:language="en" fo:country="US" fo:font-weight="normal" officeooo:rsid="06cdd454" style:font-size-asian="10.5pt" style:font-weight-asian="normal" style:font-name-complex="David CLM" style:font-weight-complex="normal"/>
    </style:style>
    <style:style style:name="T27" style:family="text">
      <style:text-properties style:font-name="Monospace" fo:language="en" fo:country="US" fo:font-weight="normal" officeooo:rsid="06d6a382" style:font-size-asian="10.5pt" style:font-weight-asian="normal" style:font-name-complex="David CLM" style:font-weight-complex="normal"/>
    </style:style>
    <style:style style:name="T28" style:family="text">
      <style:text-properties style:font-name="Monospace" fo:language="en" fo:country="US" fo:font-weight="normal" officeooo:rsid="06de772b" style:font-size-asian="10.5pt" style:font-weight-asian="normal" style:font-name-complex="David CLM" style:font-weight-complex="normal"/>
    </style:style>
    <style:style style:name="T29" style:family="text">
      <style:text-properties style:font-name="Monospace" fo:language="en" fo:country="US" fo:font-weight="normal" officeooo:rsid="06e3887d" style:font-size-asian="10.5pt" style:font-weight-asian="normal" style:font-name-complex="David CLM" style:font-weight-complex="normal"/>
    </style:style>
    <style:style style:name="T30" style:family="text">
      <style:text-properties style:font-name="Monospace" fo:language="en" fo:country="US" fo:font-weight="normal" officeooo:rsid="070ba20d" style:font-size-asian="10.5pt" style:font-weight-asian="normal" style:font-name-complex="David CLM" style:font-weight-complex="normal"/>
    </style:style>
    <style:style style:name="T31" style:family="text">
      <style:text-properties style:font-name="Monospace" fo:language="en" fo:country="US" fo:font-weight="normal" officeooo:rsid="071787c2" style:font-size-asian="10.5pt" style:font-weight-asian="normal" style:font-name-complex="David CLM" style:font-weight-complex="normal"/>
    </style:style>
    <style:style style:name="T32" style:family="text">
      <style:text-properties style:font-name="Monospace" fo:language="en" fo:country="US" fo:font-weight="normal" officeooo:rsid="0719028e" style:font-size-asian="10.5pt" style:font-weight-asian="normal" style:font-name-complex="David CLM" style:font-weight-complex="normal"/>
    </style:style>
    <style:style style:name="T33" style:family="text">
      <style:text-properties style:font-name="Monospace" fo:language="en" fo:country="US" fo:font-weight="normal" officeooo:rsid="071ac21c" style:font-size-asian="10.5pt" style:font-weight-asian="normal" style:font-name-complex="David CLM" style:font-weight-complex="normal"/>
    </style:style>
    <style:style style:name="T34" style:family="text">
      <style:text-properties style:font-name="Monospace" fo:language="en" fo:country="US" fo:font-weight="normal" officeooo:rsid="071f41ed" style:font-size-asian="10.5pt" style:font-weight-asian="normal" style:font-name-complex="David CLM" style:font-weight-complex="normal"/>
    </style:style>
    <style:style style:name="T35" style:family="text">
      <style:text-properties style:font-name="Monospace" fo:language="en" fo:country="US" fo:font-weight="normal" officeooo:rsid="0717c415" style:font-size-asian="10.5pt" style:font-weight-asian="normal" style:font-name-complex="David CLM" style:font-weight-complex="normal"/>
    </style:style>
    <style:style style:name="T36" style:family="text">
      <style:text-properties style:font-name="Monospace" fo:language="en" fo:country="US" fo:font-weight="normal" officeooo:rsid="071d106d" style:font-size-asian="10.5pt" style:font-weight-asian="normal" style:font-name-complex="David CLM" style:font-weight-complex="normal"/>
    </style:style>
    <style:style style:name="T37" style:family="text">
      <style:text-properties style:font-name="Monospace" fo:language="en" fo:country="US" fo:font-weight="normal" officeooo:rsid="071da61b" style:font-size-asian="10.5pt" style:font-weight-asian="normal" style:font-name-complex="David CLM" style:font-weight-complex="normal"/>
    </style:style>
    <style:style style:name="T38" style:family="text">
      <style:text-properties style:font-name="Monospace" fo:language="en" fo:country="US" fo:font-weight="normal" officeooo:rsid="07210de5" style:font-size-asian="10.5pt" style:font-weight-asian="normal" style:font-name-complex="David CLM" style:font-weight-complex="normal"/>
    </style:style>
    <style:style style:name="T39" style:family="text">
      <style:text-properties style:font-name="Monospace" fo:language="en" fo:country="US" fo:font-weight="normal" officeooo:rsid="0723d662" style:font-size-asian="10.5pt" style:font-weight-asian="normal" style:font-name-complex="David CLM" style:font-weight-complex="normal"/>
    </style:style>
    <style:style style:name="T40" style:family="text">
      <style:text-properties style:font-name="Monospace" fo:language="en" fo:country="US" fo:font-weight="normal" officeooo:rsid="0724a855" style:font-size-asian="10.5pt" style:font-weight-asian="normal" style:font-name-complex="David CLM" style:font-weight-complex="normal"/>
    </style:style>
    <style:style style:name="T41" style:family="text">
      <style:text-properties style:font-name="Monospace" fo:language="en" fo:country="US" fo:font-weight="normal" officeooo:rsid="0728bee8" style:font-size-asian="10.5pt" style:font-weight-asian="normal" style:font-name-complex="David CLM" style:font-weight-complex="normal"/>
    </style:style>
    <style:style style:name="T42" style:family="text">
      <style:text-properties style:font-name="Monospace" fo:language="en" fo:country="US" fo:font-weight="normal" officeooo:rsid="072bf8c0" style:font-size-asian="10.5pt" style:font-weight-asian="normal" style:font-name-complex="David CLM" style:font-weight-complex="normal"/>
    </style:style>
    <style:style style:name="T43" style:family="text">
      <style:text-properties style:font-name="Monospace" fo:language="en" fo:country="US" fo:font-weight="normal" officeooo:rsid="072cc4ab" style:font-size-asian="10.5pt" style:font-weight-asian="normal" style:font-name-complex="David CLM" style:font-weight-complex="normal"/>
    </style:style>
    <style:style style:name="T44" style:family="text">
      <style:text-properties style:font-name="Monospace" fo:language="en" fo:country="US" fo:font-weight="normal" officeooo:rsid="072f83ca" style:font-size-asian="10.5pt" style:font-weight-asian="normal" style:font-name-complex="David CLM" style:font-weight-complex="normal"/>
    </style:style>
    <style:style style:name="T45" style:family="text">
      <style:text-properties style:font-name="Monospace" fo:language="en" fo:country="US" fo:font-weight="normal" officeooo:rsid="07306054" style:font-size-asian="10.5pt" style:font-weight-asian="normal" style:font-name-complex="David CLM" style:font-weight-complex="normal"/>
    </style:style>
    <style:style style:name="T46" style:family="text">
      <style:text-properties style:font-name="Monospace" fo:language="en" fo:country="US" fo:font-weight="normal" officeooo:rsid="0730cc2d" style:font-size-asian="10.5pt" style:font-weight-asian="normal" style:font-name-complex="David CLM" style:font-weight-complex="normal"/>
    </style:style>
    <style:style style:name="T47" style:family="text">
      <style:text-properties style:font-name="Monospace" fo:language="en" fo:country="US" fo:font-weight="normal" officeooo:rsid="06b61fb1" style:font-size-asian="10.5pt" style:font-weight-asian="normal" style:font-name-complex="David CLM" style:font-weight-complex="normal"/>
    </style:style>
    <style:style style:name="T48" style:family="text">
      <style:text-properties style:font-name="Monospace" fo:language="en" fo:country="US" fo:font-weight="normal" officeooo:rsid="06b7bfa8" style:font-size-asian="10.5pt" style:font-weight-asian="normal" style:font-name-complex="David CLM" style:font-weight-complex="normal"/>
    </style:style>
    <style:style style:name="T49" style:family="text">
      <style:text-properties style:font-name="Monospace" fo:language="en" fo:country="US" fo:font-weight="normal" officeooo:rsid="0732d923" style:font-size-asian="10.5pt" style:font-weight-asian="normal" style:font-name-complex="David CLM" style:font-weight-complex="normal"/>
    </style:style>
    <style:style style:name="T50" style:family="text">
      <style:text-properties style:font-name="Monospace" fo:language="en" fo:country="US" fo:font-weight="normal" officeooo:rsid="07362b92" style:font-size-asian="10.5pt" style:font-weight-asian="normal" style:font-name-complex="David CLM" style:font-weight-complex="normal"/>
    </style:style>
    <style:style style:name="T51" style:family="text">
      <style:text-properties style:font-name="Monospace" fo:language="en" fo:country="US" fo:font-weight="normal" officeooo:rsid="07374c15" style:font-size-asian="10.5pt" style:font-weight-asian="normal" style:font-name-complex="David CLM" style:font-weight-complex="normal"/>
    </style:style>
    <style:style style:name="T52" style:family="text">
      <style:text-properties style:font-name="Monospace" fo:language="en" fo:country="US" fo:font-weight="normal" officeooo:rsid="07393828" style:font-size-asian="10.5pt" style:font-weight-asian="normal" style:font-name-complex="David CLM" style:font-weight-complex="normal"/>
    </style:style>
    <style:style style:name="T53" style:family="text">
      <style:text-properties style:font-name="Monospace" fo:language="en" fo:country="US" fo:font-weight="normal" officeooo:rsid="073a7a0f" style:font-size-asian="10.5pt" style:font-weight-asian="normal" style:font-name-complex="David CLM" style:font-weight-complex="normal"/>
    </style:style>
    <style:style style:name="T54" style:family="text">
      <style:text-properties style:font-name="Monospace" fo:language="en" fo:country="US" fo:font-weight="normal" officeooo:rsid="073c4999" style:font-size-asian="10.5pt" style:font-weight-asian="normal" style:font-name-complex="David CLM" style:font-weight-complex="normal"/>
    </style:style>
    <style:style style:name="T55" style:family="text">
      <style:text-properties style:font-name="Monospace" fo:language="en" fo:country="US" fo:font-style="italic" fo:font-weight="normal" officeooo:rsid="071787c2" style:font-size-asian="10.5pt" style:font-style-asian="italic" style:font-weight-asian="normal" style:font-name-complex="David CLM" style:font-style-complex="italic" style:font-weight-complex="normal"/>
    </style:style>
    <style:style style:name="T56" style:family="text">
      <style:text-properties style:font-name="Monospace" fo:language="en" fo:country="US" fo:font-style="italic" fo:font-weight="normal" officeooo:rsid="0730cc2d" style:font-size-asian="10.5pt" style:font-style-asian="italic" style:font-weight-asian="normal" style:font-name-complex="David CLM" style:font-style-complex="italic" style:font-weight-complex="normal"/>
    </style:style>
    <style:style style:name="T57" style:family="text">
      <style:text-properties style:font-name="Monospace" fo:language="en" fo:country="US" style:font-size-asian="10.5pt" style:font-name-complex="David CLM" style:font-weight-complex="normal"/>
    </style:style>
    <style:style style:name="T58" style:family="text">
      <style:text-properties style:font-name="Monospace" fo:language="en" fo:country="US" officeooo:rsid="06cc7b7c" style:font-size-asian="10.5pt" style:font-name-complex="David CLM" style:font-weight-complex="normal"/>
    </style:style>
    <style:style style:name="T59" style:family="text">
      <style:text-properties style:font-name="Monospace" fo:language="en" fo:country="US" officeooo:rsid="06cfc6c9" style:font-size-asian="10.5pt" style:font-name-complex="David CLM" style:font-weight-complex="normal"/>
    </style:style>
    <style:style style:name="T60" style:family="text">
      <style:text-properties style:font-name="Monospace" fo:language="en" fo:country="US" officeooo:rsid="06de772b" style:font-size-asian="10.5pt" style:font-name-complex="David CLM" style:font-weight-complex="normal"/>
    </style:style>
    <style:style style:name="T61" style:family="text">
      <style:text-properties style:font-name="Monospace" fo:language="en" fo:country="US" officeooo:rsid="06dfa93a" style:font-size-asian="10.5pt" style:font-name-complex="David CLM" style:font-weight-complex="normal"/>
    </style:style>
    <style:style style:name="T62" style:family="text">
      <style:text-properties style:font-name="Monospace" fo:language="en" fo:country="US" officeooo:rsid="06e0c67e" style:font-size-asian="10.5pt" style:font-name-complex="David CLM" style:font-weight-complex="normal"/>
    </style:style>
    <style:style style:name="T63" style:family="text">
      <style:text-properties style:font-name="Monospace" fo:language="en" fo:country="US" officeooo:rsid="06e5b48c" style:font-size-asian="10.5pt" style:font-name-complex="David CLM" style:font-weight-complex="normal"/>
    </style:style>
    <style:style style:name="T64" style:family="text">
      <style:text-properties style:font-name="Monospace" fo:language="en" fo:country="US" officeooo:rsid="06eaa126" style:font-size-asian="10.5pt" style:font-name-complex="David CLM" style:font-weight-complex="normal"/>
    </style:style>
    <style:style style:name="T65" style:family="text">
      <style:text-properties style:font-name="Monospace" fo:language="en" fo:country="US" officeooo:rsid="06eb0378" style:font-size-asian="10.5pt" style:font-name-complex="David CLM" style:font-weight-complex="normal"/>
    </style:style>
    <style:style style:name="T66" style:family="text">
      <style:text-properties style:font-name="Monospace" fo:language="en" fo:country="US" officeooo:rsid="070ba20d" style:font-size-asian="10.5pt" style:font-name-complex="David CLM" style:font-weight-complex="normal"/>
    </style:style>
    <style:style style:name="T67" style:family="text">
      <style:text-properties style:font-name="Monospace" fo:language="en" fo:country="US" officeooo:rsid="070b3c3c" style:font-size-asian="10.5pt" style:font-name-complex="David CLM" style:font-weight-complex="normal"/>
    </style:style>
    <style:style style:name="T68" style:family="text">
      <style:text-properties style:font-name="Monospace" fo:language="en" fo:country="US" officeooo:rsid="070c9b07" style:font-size-asian="10.5pt" style:font-name-complex="David CLM" style:font-weight-complex="normal"/>
    </style:style>
    <style:style style:name="T69" style:family="text">
      <style:text-properties style:font-name="Monospace" fo:language="en" fo:country="US" officeooo:rsid="070f28f7" style:font-size-asian="10.5pt" style:font-name-complex="David CLM" style:font-weight-complex="normal"/>
    </style:style>
    <style:style style:name="T70" style:family="text">
      <style:text-properties style:font-name="Monospace" fo:language="en" fo:country="US" officeooo:rsid="0710b18e" style:font-size-asian="10.5pt" style:font-name-complex="David CLM" style:font-weight-complex="normal"/>
    </style:style>
    <style:style style:name="T71" style:family="text">
      <style:text-properties style:font-name="Monospace" fo:language="en" fo:country="US" officeooo:rsid="07407a23" style:font-size-asian="10.5pt" style:font-name-complex="David CLM" style:font-weight-complex="normal"/>
    </style:style>
    <style:style style:name="T72" style:family="text">
      <style:text-properties style:font-name="Monospace" fo:language="en" fo:country="US" officeooo:rsid="0741cf54" style:font-size-asian="10.5pt" style:font-name-complex="David CLM" style:font-weight-complex="normal"/>
    </style:style>
    <style:style style:name="T73" style:family="text">
      <style:text-properties style:font-name="Monospace" fo:language="en" fo:country="US" fo:font-style="normal" fo:font-weight="bold" officeooo:rsid="083b8889" style:font-size-asian="10.5pt" style:font-style-asian="normal" style:font-weight-asian="bold" style:font-name-complex="David CLM" style:font-style-complex="normal" style:font-weight-complex="normal"/>
    </style:style>
    <style:style style:name="T74" style:family="text">
      <style:text-properties style:font-name="Monospace" fo:language="en" fo:country="US" fo:font-style="normal" fo:font-weight="bold" officeooo:rsid="083bf471" style:font-size-asian="10.5pt" style:font-style-asian="normal" style:font-weight-asian="bold" style:font-name-complex="David CLM" style:font-style-complex="normal" style:font-weight-complex="normal"/>
    </style:style>
    <style:style style:name="T75" style:family="text">
      <style:text-properties style:font-name="Monospace" fo:language="en" fo:country="US" fo:font-style="normal" fo:font-weight="bold" officeooo:rsid="082e6564" style:font-size-asian="10.5pt" style:font-style-asian="normal" style:font-weight-asian="bold" style:font-name-complex="David CLM" style:font-style-complex="normal" style:font-weight-complex="normal"/>
    </style:style>
    <style:style style:name="T76" style:family="text">
      <style:text-properties style:font-name="Monospace" fo:language="en" fo:country="US" fo:font-style="normal" fo:font-weight="bold" officeooo:rsid="083a7dac" style:font-size-asian="10.5pt" style:font-style-asian="normal" style:font-weight-asian="bold" style:font-name-complex="David CLM" style:font-style-complex="normal" style:font-weight-complex="normal"/>
    </style:style>
    <style:style style:name="T77" style:family="text">
      <style:text-properties style:font-name="Monospace" style:font-size-asian="10.5pt" style:font-name-complex="David CLM" style:font-weight-complex="normal"/>
    </style:style>
    <style:style style:name="T78" style:family="text">
      <style:text-properties style:font-name="Monospace" officeooo:rsid="07027020" style:font-size-asian="10.5pt" style:font-name-complex="David CLM" style:font-weight-complex="normal"/>
    </style:style>
    <style:style style:name="T79" style:family="text">
      <style:text-properties style:font-name="Monospace" officeooo:rsid="0705aea2" style:font-size-asian="10.5pt" style:font-name-complex="David CLM" style:font-weight-complex="normal"/>
    </style:style>
    <style:style style:name="T80" style:family="text">
      <style:text-properties style:font-name="Monospace" officeooo:rsid="07071a0e" style:font-size-asian="10.5pt" style:font-name-complex="David CLM" style:font-weight-complex="normal"/>
    </style:style>
    <style:style style:name="T81" style:family="text">
      <style:text-properties style:font-name="Monospace" officeooo:rsid="0708557d" style:font-size-asian="10.5pt" style:font-name-complex="David CLM" style:font-weight-complex="normal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officeooo:rsid="06c488a3" style:font-weight-asian="normal" style:font-weight-complex="normal"/>
    </style:style>
    <style:style style:name="T84" style:family="text">
      <style:text-properties fo:font-weight="normal" officeooo:rsid="06c6a5fd" style:font-weight-asian="normal" style:font-weight-complex="normal"/>
    </style:style>
    <style:style style:name="T85" style:family="text">
      <style:text-properties fo:font-weight="normal" officeooo:rsid="070af690" style:font-weight-asian="normal" style:font-weight-complex="normal"/>
    </style:style>
    <style:style style:name="T86" style:family="text">
      <style:text-properties fo:font-weight="normal" officeooo:rsid="07228a42" style:font-weight-asian="normal" style:font-weight-complex="normal"/>
    </style:style>
    <style:style style:name="T87" style:family="text">
      <style:text-properties fo:font-weight="normal" officeooo:rsid="073ea0a1" style:font-weight-asian="normal" style:font-weight-complex="normal"/>
    </style:style>
    <style:style style:name="T88" style:family="text">
      <style:text-properties officeooo:rsid="04af6545"/>
    </style:style>
    <style:style style:name="T89" style:family="text">
      <style:text-properties style:text-position="sub 58%" style:font-name="Monospace" fo:language="en" fo:country="US" fo:font-weight="bold" officeooo:rsid="07228a42" style:font-size-asian="10.5pt" style:font-weight-asian="bold" style:font-name-complex="David CLM" style:font-weight-complex="normal"/>
    </style:style>
    <style:style style:name="T90" style:family="text">
      <style:text-properties style:text-position="sub 58%" fo:language="en" fo:country="US"/>
    </style:style>
    <style:style style:name="T91" style:family="text">
      <style:text-properties style:font-name="Liberation Sans" fo:font-size="21pt" fo:font-weight="bold" officeooo:rsid="06b55626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92" style:family="text">
      <style:text-properties fo:language="en" fo:country="US"/>
    </style:style>
    <style:style style:name="T93" style:family="text">
      <style:text-properties officeooo:rsid="06fae1b4"/>
    </style:style>
    <style:style style:name="T94" style:family="text">
      <style:text-properties officeooo:rsid="06fdd309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officeooo:rsid="06fdd309" style:font-weight-asian="bold" style:font-weight-complex="bold"/>
    </style:style>
    <style:style style:name="T97" style:family="text">
      <style:text-properties officeooo:rsid="06fecd80"/>
    </style:style>
    <style:style style:name="T98" style:family="text">
      <style:text-properties officeooo:rsid="06ff6f20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officeooo:rsid="06fecd80" style:font-style-asian="italic" style:font-style-complex="italic"/>
    </style:style>
    <style:style style:name="T101" style:family="text">
      <style:text-properties officeooo:rsid="07009036"/>
    </style:style>
    <style:style style:name="T102" style:family="text">
      <style:text-properties officeooo:rsid="07027020"/>
    </style:style>
    <style:style style:name="T103" style:family="text">
      <style:text-properties style:text-position="0% 100%" fo:language="en" fo:country="US"/>
    </style:style>
    <style:style style:name="T104" style:family="text">
      <style:text-properties style:text-position="0% 100%" style:font-name="Monospace" fo:language="en" fo:country="US" fo:font-weight="bold" officeooo:rsid="07228a42" style:font-size-asian="10.5pt" style:font-weight-asian="bold" style:font-name-complex="David CLM" style:font-weight-complex="normal"/>
    </style:style>
    <style:style style:name="T105" style:family="text">
      <style:text-properties style:text-position="super 58%" style:font-name="Monospace" fo:language="en" fo:country="US" fo:font-weight="bold" officeooo:rsid="07228a42" style:font-size-asian="10.5pt" style:font-weight-asian="bold" style:font-name-complex="David CLM" style:font-weight-complex="normal"/>
    </style:style>
    <style:style style:name="T106" style:family="text">
      <style:text-properties style:text-line-through-style="solid" style:text-line-through-type="single" style:font-name="Monospace" fo:language="en" fo:country="US" fo:font-weight="bold" officeooo:rsid="06f4e7cc" style:font-size-asian="10.5pt" style:font-weight-asian="bold" style:font-name-complex="David CLM" style:font-weight-complex="bold"/>
    </style:style>
    <style:style style:name="T107" style:family="text">
      <style:text-properties style:text-line-through-style="solid" style:text-line-through-type="single" style:font-name="Monospace" fo:language="en" fo:country="US" fo:font-weight="normal" officeooo:rsid="06f4e7cc" style:font-size-asian="10.5pt" style:font-weight-asian="normal" style:font-name-complex="David CLM" style:font-weight-complex="normal"/>
    </style:style>
    <style:style style:name="T108" style:family="text">
      <style:text-properties style:text-line-through-style="solid" style:text-line-through-type="single" style:font-name="Monospace" fo:language="en" fo:country="US" fo:font-weight="normal" officeooo:rsid="06f63e28" style:font-size-asian="10.5pt" style:font-weight-asian="normal" style:font-name-complex="David CLM" style:font-weight-complex="normal"/>
    </style:style>
    <style:style style:name="T109" style:family="text">
      <style:text-properties style:text-line-through-style="solid" style:text-line-through-type="single" style:font-name="Monospace" fo:language="en" fo:country="US" fo:font-weight="normal" officeooo:rsid="06fdb0d7" style:font-size-asian="10.5pt" style:font-weight-asian="normal" style:font-name-complex="David CLM" style:font-weight-complex="normal"/>
    </style:style>
    <style:style style:name="T110" style:family="text">
      <style:text-properties style:text-line-through-style="solid" style:text-line-through-type="single" fo:language="en" fo:country="US" fo:font-weight="bold" officeooo:rsid="06f63e28" style:font-size-asian="10.5pt" style:font-weight-asian="bold" style:font-weight-complex="bold"/>
    </style:style>
    <style:style style:name="T111" style:family="text">
      <style:text-properties style:text-line-through-style="solid" style:text-line-through-type="single" fo:language="en" fo:country="US" fo:font-weight="normal" officeooo:rsid="06f63e28" style:font-size-asian="10.5pt" style:font-weight-asian="normal" style:font-weight-complex="normal"/>
    </style:style>
    <style:style style:name="T112" style:family="text">
      <style:text-properties officeooo:rsid="07407a2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9" text:outline-level="1"><text:span text:style-name="T1">מטלה</text:span><text:span text:style-name="T88"> –</text:span><text:span text:style-name="T2"> </text:span><text:span text:style-name="T91">מיזוג הצעות תקציב</text:span></text:h>
      <text:p text:style-name="P33">‫יש לענות על שאלה אחת לבחירתכם. שאלות רגילות מזכות בנקודה אחת. שאלות או סעיפים עם כוכבית‬ מזכים בנקודה נוספת.‬</text:p>
      <text:p text:style-name="P7"><text:span text:style-name="T82">שאלה </text:span><text:span text:style-name="T7">1</text:span><text:span text:style-name="T8">:</text:span><text:span text:style-name="T82"> </text:span><text:span text:style-name="T83">הוגנות </text:span><text:span text:style-name="T87">חזקה </text:span><text:span text:style-name="T11">ליחידים</text:span></text:p>
      <text:p text:style-name="P26"><text:span text:style-name="T15">שאלה זו מתייחסת לא</text:span><text:span text:style-name="T13">לגוריתם החציון המוכלל עם פונקציות עולות </text:span><text:span text:style-name="T14">ליניאריות</text:span><text:span text:style-name="T13">. </text:span><text:span text:style-name="T15">הוכחנו בהרצאה, שכאשר האזרחים מתחלקים לקבוצות “</text:span><text:span text:style-name="T16">ממוקדות</text:span><text:span text:style-name="T15">”, כך שהאזרחים בכל קבוצה </text:span><text:span text:style-name="T22">j נותנים 100% מהתקציב לנושא j, התקציב המתקבל מתחלק בין הנושאים ביחס ישר למספר התומכים של כל נושא: </text:span><text:span text:style-name="T23">נושא שיש לו k תומכים יקבל </text:span><text:span text:style-name="T32">לפחות</text:span><text:span text:style-name="T23"> </text:span><text:span text:style-name="T32">C*</text:span><text:span text:style-name="T23">k/n . </text:span><text:span text:style-name="T32">בפרט, נושא שיש לו תומך אחד יקבל לפחות C/n.</text:span></text:p>
      <text:p text:style-name="P22"><text:span text:style-name="T22">עכשיו נניח שיש רק </text:span><text:span text:style-name="T31">אזרח </text:span><text:span text:style-name="T55">אחד</text:span><text:span text:style-name="T22"> </text:span><text:span text:style-name="T23">ממוקד, </text:span><text:span text:style-name="T31">הנותן </text:span><text:span text:style-name="T22">100% מהתקציב לנושא j. שאר האזרחים יכולים לחלק את התקציב באופן כלשהו – </text:span><text:span text:style-name="T23">לא דווקא באופן ממוקד. </text:span><text:span text:style-name="T34">לדוגמה נניח </text:span><text:span text:style-name="T76">יש שלושה אזרחים </text:span><text:span text:style-name="T73">ושלושה נושאים והתקציב הכולל הוא 30. הצבעות האזרחים:</text:span></text:p>
      <text:list xml:id="list2881755561" text:style-name="L1">
        <text:list-item>
          <text:p text:style-name="P40"><text:span text:style-name="T75">אזרח א: </text:span><text:span text:style-name="T74">30, 0, 0.</text:span></text:p>
        </text:list-item>
        <text:list-item>
          <text:p text:style-name="P40"><text:span text:style-name="T75">אזרח ב: </text:span><text:span text:style-name="T74">0, 15, 15.</text:span></text:p>
        </text:list-item>
        <text:list-item>
          <text:p text:style-name="P41"><text:span text:style-name="T73">אזרח ג: </text:span><text:span text:style-name="T74">0, 15, 15.</text:span></text:p>
        </text:list-item>
      </text:list>
      <text:p text:style-name="P25">אזרח א ממוקד, אבל אזרחים ב, ג לא ממוקדים.</text:p>
      <text:p text:style-name="P23"><text:span text:style-name="T18">הגדרה</text:span><text:span text:style-name="T46">: אלגוריתם למיזוג הצעות תקציב נקרא </text:span><text:span text:style-name="T18">הוגן-</text:span><text:span text:style-name="T19">חזק</text:span><text:span text:style-name="T18"> ליחידים </text:span><text:span text:style-name="T46">אם בכל מצב שבו קיים אזרח ממוקד התומך בנושא j בלבד, </text:span><text:span text:style-name="T36">נושא j </text:span><text:span text:style-name="T46">מ</text:span><text:span text:style-name="T36">קבל לפחות C/n.</text:span></text:p>
      <text:p text:style-name="P23"><text:span text:style-name="T35">א. </text:span><text:span text:style-name="T34">הוכיחו, </text:span><text:span text:style-name="T46">בעזרת הדוגמה למעלה, ש</text:span><text:span text:style-name="T22">א</text:span><text:span text:style-name="T47">לגוריתם החציון המוכלל עם פונקציות עולות </text:span><text:span text:style-name="T48">ליניאריות </text:span><text:span text:style-name="T56">אינו </text:span><text:span text:style-name="T50">הוגן-</text:span><text:span text:style-name="T53">חזק</text:span><text:span text:style-name="T50"> ליחידים</text:span><text:span text:style-name="T46">. </text:span><text:span text:style-name="T40">פרטו את שלבי החישוב בעזרת חיפוש בינארי</text:span><text:span text:style-name="T39">.</text:span></text:p>
      <text:p text:style-name="P24"><text:span text:style-name="T24">* ב. </text:span><text:span text:style-name="T33">הציעו </text:span><text:span text:style-name="T43">אלגוריתם חציון מוכלל, עם </text:span><text:span text:style-name="T33">פונקציות שונות מהפונקציות שהראינו בהרצאה,</text:span><text:span text:style-name="T49"> שהוא גם </text:span><text:span text:style-name="T50">הוגן-</text:span><text:span text:style-name="T53">חזק</text:span><text:span text:style-name="T50"> ליחידים</text:span><text:span text:style-name="T49">. </text:span><text:span text:style-name="T41">הוכיחו את נכונות האלגוריתם שלכם, ו</text:span><text:span text:style-name="T38">הדגימו </text:span><text:span text:style-name="T41">אותו </text:span><text:span text:style-name="T38">על הדוגמה למעלה</text:span><text:span text:style-name="T37">.</text:span></text:p>
      <text:p text:style-name="P4"><text:span text:style-name="T82">שאלה </text:span><text:span text:style-name="T12">2</text:span><text:span text:style-name="T8">: </text:span><text:span text:style-name="T10">אלגוריתם הממוצע – יעילות פארטו</text:span></text:p>
      <text:p text:style-name="P8">א. הוכיחו, שהאלגוריתם המחזיר את התקציב הממוצע הוא יעיל פארטו כשיש <text:span text:style-name="T93">רק </text:span>שני נושאים.</text:p>
      <text:p text:style-name="P8"/>
      <text:p text:style-name="P13">* ב. הוכיחו, שהאלגוריתם המחזיר את התקציב הממוצע הוא יעיל פארטו כשיש מספר כלשהו של נושאים.</text:p>
      <text:p text:style-name="P16"><text:span text:style-name="T106">רמז</text:span><text:span text:style-name="T107">: </text:span><text:span text:style-name="T108">השתמשו במשפט (שאולי למדתם בקורס בהסתברות; </text:span><text:span text:style-name="T109">חפשו בגוגל כדי להיזכר</text:span><text:span text:style-name="T108">):<text:line-break/> “</text:span><text:span text:style-name="Source_20_Text"><text:span text:style-name="T110">the mean minimizes the mean squared error</text:span></text:span><text:span text:style-name="Source_20_Text"><text:span text:style-name="T111">.</text:span></text:span><text:span text:style-name="T108">”</text:span></text:p>
      <text:p text:style-name="P9"/>
      <text:p text:style-name="P15"><text:span text:style-name="T42">ב. </text:span><text:span text:style-name="T44">הוכיחו, שהאלגוריתם המחזיר את התקציב הממוצע </text:span><text:span text:style-name="T50">הוא הוגן </text:span><text:span text:style-name="T52">לקבוצות</text:span><text:span text:style-name="T51">.</text:span></text:p>
      <text:p text:style-name="P10"/>
      <text:p text:style-name="P14"><text:span text:style-name="T54">* ג</text:span><text:span text:style-name="T36">. </text:span><text:span text:style-name="T45">מצאו אלגוריתם, </text:span><text:span text:style-name="T51">שהוא גם יעיל-פארטו וגם הוגן </text:span><text:span text:style-name="T52">לקבוצות </text:span><text:span text:style-name="T51">(לא חייב להיות מגלה-אמת).</text:span></text:p>
      <text:p text:style-name="P11"/>
      <text:p text:style-name="P5"><text:span text:style-name="T82">שאלה </text:span><text:span text:style-name="T12">3</text:span><text:span text:style-name="T8">:</text:span><text:span text:style-name="T82"> </text:span><text:span text:style-name="T3">מניפולציה קבוצתית</text:span></text:p>
      <text:p text:style-name="P28"><text:span text:style-name="T94">נתון אלגוריתם כלשהו לחלוקת משאבים. נאמר שלתת-קבוצה כלשהי של שחקנים יש </text:span><text:span text:style-name="T96">מניפולציה קבוצתית מוצלחת</text:span><text:span text:style-name="T94"> אם הם יכולים לשנות את הקלט שלהם (להגיד ערכים שונים מהערכים האמיתיים שלהם), כך ש</text:span><text:span text:style-name="T97">לפחות </text:span><text:span text:style-name="T94">שחקן אחד מהקבוצה ירוויח, וכל השחקנים </text:span><text:span text:style-name="T98">בקבוצה </text:span><text:span text:style-name="T94">לא יפסידו.</text:span></text:p>
      <text:p text:style-name="P27"><text:soft-page-break/>אלגוריתם הוא <text:span text:style-name="T95">מגלה-אמת לקבוצות</text:span> (באנגלית <text:span text:style-name="T92">group strategyproof) </text:span>אם לאף תת-קבוצה של שחקנים אין מניפולציה קבוצתית מוצלחת. <text:s text:c="3"/><text:span text:style-name="T97">שימו לב: אלגוריתם הוא מגלה-אמת </text:span><text:span text:style-name="T101">(לפי ההגדרה שראינו באחד השיעורים הקודמים) </text:span><text:span text:style-name="T97">אם לאף תת-קבוצה </text:span><text:span text:style-name="T100">בגודל 1 </text:span><text:span text:style-name="T97">אין מניפולציה קבוצתית מוצלחת. </text:span><text:span text:style-name="T101">לכן, כל אלגוריתם מגלה-אמת-לקבוצות הוא גם מגלה-אמת.</text:span></text:p>
      <text:p text:style-name="P29"><text:span text:style-name="T102">א. הוכיחו, </text:span><text:span text:style-name="T78">שמכרז ויקרי </text:span><text:span text:style-name="T79">למכירת חפץ יחיד </text:span><text:span text:style-name="T78">אינו מגלה-אמת-לקבוצות. </text:span></text:p>
      <text:p text:style-name="P30"><text:span text:style-name="T78">ב. </text:span><text:span text:style-name="T77">הוכיחו, שאלגוריתם החציון </text:span><text:span text:style-name="T81">הפשוט</text:span><text:span text:style-name="T80"> </text:span><text:span text:style-name="T77">הוא מגלה-אמת-לקבוצות.</text:span></text:p>
      <text:p text:style-name="P3"><text:span text:style-name="T82">שאלה </text:span><text:span text:style-name="T12">4</text:span><text:span text:style-name="T8">:</text:span><text:span text:style-name="T82"> </text:span><text:span text:style-name="T86">פונקציית תועלת שונה</text:span></text:p>
      <text:p text:style-name="P12">בהרצאה הגדרנו את פונקציית התועלת השלילית של כל שחקן <text:span text:style-name="T92">i כסכום המרחקים בין התקציב האידיאלי שלו לבין התקציב בפועל:</text:span></text:p>
      <text:p text:style-name="P18"><text:span text:style-name="T92">- Sum</text:span><text:span text:style-name="T90">j</text:span><text:span text:style-name="T103"> |d</text:span><text:span text:style-name="T90">j</text:span><text:span text:style-name="T103"> – p</text:span><text:span text:style-name="T90">i,j</text:span><text:span text:style-name="T103">|</text:span></text:p>
      <text:p text:style-name="P12">נניח שמגדירים את פונקציית התועלת <text:span text:style-name="T92">השלילית </text:span>של כל שחקן כסכום <text:span text:style-name="T99">ריבועי </text:span>המרחקים:</text:p>
      <text:p text:style-name="P20"><text:span text:style-name="T21">- Sum</text:span><text:span text:style-name="T89">j</text:span><text:span text:style-name="T104"> (d</text:span><text:span text:style-name="T89">j</text:span><text:span text:style-name="T104"> – p</text:span><text:span text:style-name="T89">i,j</text:span><text:span text:style-name="T104">)</text:span><text:span text:style-name="T105">2</text:span></text:p>
      <text:p text:style-name="P19"/>
      <text:p text:style-name="P12">הוכיחו, שאלגוריתם החציון המוכלל עדיין מקיים את כל התכונות שהוכחנו בהרצאה:</text:p>
      <text:p text:style-name="P12">א. לכל קבוצה של הצבעות קבועות, אלגוריתם החציון המוכלל מגלה-אמת.</text:p>
      <text:p text:style-name="P12">ב. לכל קבוצה של לכל היותר n-1 הצבעות קבועות, אלגוריתם החציון המוכלל יעיל-פארטו.</text:p>
      <text:p text:style-name="P12">ג. עם n-1 הצבעות קבועות המפולגות אחיד בין 0 ל-C, אלגוריתם החציון המוכלל הוגן-לקבוצות.</text:p>
      <text:p text:style-name="P17"/>
      <text:p text:style-name="P6"><text:span text:style-name="T82">שאלה </text:span><text:span text:style-name="T6">5</text:span><text:span text:style-name="T8">:</text:span><text:span text:style-name="T82"> </text:span><text:span text:style-name="T84">תיכנות: </text:span><text:span text:style-name="T9">חישוב תקציב</text:span></text:p>
      <text:p text:style-name="P21"><text:span text:style-name="T30">א. </text:span><text:span text:style-name="T24">כ</text:span><text:span text:style-name="T25">תבו פונקציה בפייתון, המקבל</text:span><text:span text:style-name="T26">ת</text:span><text:span text:style-name="T25"> כקלט </text:span><text:span text:style-name="T26">את כמות הכסף בקופה</text:span><text:span text:style-name="T25"> </text:span><text:span text:style-name="T27">ו</text:span><text:span text:style-name="T26">הצבעות האזרחים, </text:span><text:span text:style-name="T28">ומחשבת את התקציב</text:span><text:span text:style-name="T29"> בעזרת אלגוריתם החציון המוכלל עם פונקציות עולות ליניאריות</text:span><text:span text:style-name="T25">. </text:span><text:span text:style-name="T28">כותרת הפונקציה:</text:span></text:p>
      <text:p text:style-name="P32"/>
      <text:p text:style-name="P37"><text:span text:style-name="T17">def</text:span><text:span text:style-name="T58"> </text:span><text:span text:style-name="T60">compute_</text:span><text:span text:style-name="T62">budget</text:span><text:span text:style-name="T58">(</text:span></text:p>
      <text:p text:style-name="P46"><text:tab/>total_budget:float,</text:p>
      <text:p text:style-name="P37"><text:span text:style-name="T58"><text:tab/>citizen_votes:</text:span><text:span text:style-name="T59">List[List]</text:span></text:p>
      <text:p text:style-name="P38"><text:span text:style-name="T58">) → </text:span><text:span text:style-name="T57">List[float]</text:span></text:p>
      <text:p text:style-name="P34"><text:span text:style-name="T60">הנה דוגמת קריאה לפונקציה עבור תקציב עם שלושה </text:span><text:span text:style-name="T61">סעיפים</text:span><text:span text:style-name="T60">, ושני אזרחים:</text:span></text:p>
      <text:p text:style-name="P37"><text:span text:style-name="T60">compute_budget(100, [ [</text:span><text:span text:style-name="T63">100, 0, 0</text:span><text:span text:style-name="T60">], [0, 0, 100] ])</text:span></text:p>
      <text:p text:style-name="P35">הערך המוחזר הוא רשימה עם מספרים כמספר הסעיפים, למשל:</text:p>
      <text:p text:style-name="P37"><text:span text:style-name="T61">[</text:span><text:span text:style-name="T63">50, 0, 50</text:span><text:span text:style-name="T61">]</text:span></text:p>
      <text:p text:style-name="P36">צרפו דוגמאות-הרצה.</text:p>
      <text:p text:style-name="P42"><text:span text:style-name="T67">* </text:span><text:span text:style-name="T66">ב. כתבו </text:span><text:span text:style-name="T68">קוד, הבודק אם הפונקציה compute_budget </text:span><text:span text:style-name="T70">מסעיף א </text:span><text:span text:style-name="T71">מחזירה תמיד תקציב הוגן </text:span><text:span text:style-name="T68">לקבוצות.</text:span><text:span text:style-name="T71"> כותרת הפונקציה:</text:span></text:p>
      <text:p text:style-name="P44"><text:span text:style-name="T20">def </text:span><text:span text:style-name="T72">test</text:span><text:span text:style-name="T71">_compute_budget(</text:span></text:p>
      <text:p text:style-name="P44"><text:span text:style-name="T71"><text:s text:c="4"/>num_citizens</text:span><text:span text:style-name="T72">:int</text:span><text:span text:style-name="T71">, num_issues</text:span><text:span text:style-name="T72">:int</text:span><text:span text:style-name="T71">,<text:line-break/> <text:s text:c="3"/>total_budget:</text:span><text:span text:style-name="T72">float</text:span><text:span text:style-name="T71">)</text:span></text:p>
      <text:p text:style-name="P42"><text:soft-page-break/><text:span text:style-name="T68">הריצו את הפונקציה על </text:span><text:span text:style-name="T64">עבור </text:span><text:span text:style-name="T65">תקציב עם 3 נושאים, </text:span><text:span text:style-name="T64">מדינה עם 10 אזרחים, </text:span><text:span text:style-name="T69">וכל הצירופים הדרושים על-מנת לוודא שהתקציב הוא אכן הוגן לקבוצות.</text:span></text:p>
      <text:p text:style-name="P43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7.2$Linux_X86_64 LibreOffice_project/40$Build-2</meta:generator>
    <dc:date>2023-01-12T04:43:36.352598175</dc:date>
    <meta:editing-duration>P12DT3H15M17S</meta:editing-duration>
    <meta:editing-cycles>1680</meta:editing-cycles>
    <dc:creator>Erel Segal-Halevi</dc:creator>
    <meta:document-statistic meta:table-count="0" meta:image-count="0" meta:object-count="0" meta:page-count="3" meta:paragraph-count="49" meta:word-count="618" meta:character-count="3725" meta:non-whitespace-character-count="3142"/>
  </office:meta>
</office:document-meta>
</file>